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53f" officeooo:paragraph-rsid="0010553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0pt" officeooo:paragraph-rsid="0010553f" style:font-size-asian="10pt" style:font-size-complex="10pt"/>
    </style:style>
    <style:style style:name="T1" style:family="text">
      <style:text-properties officeooo:rsid="0010553f"/>
    </style:style>
    <style:style style:name="T2" style:family="text">
      <style:text-properties style:font-name="ArialMT" fo:font-size="11pt" style:font-size-asian="11pt"/>
    </style:style>
    <style:style style:name="T3" style:family="text">
      <style:text-properties style:font-name="Arial-ItalicMT" fo:font-size="11pt" fo:font-style="italic" style:font-size-asian="11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Informáticos</text:p>
      <text:p text:style-name="P1">Enrique Ferrer Melián</text:p>
      <text:p text:style-name="P1"/>
      <text:p text:style-name="P1"><text:span text:style-name="T2">5. Crea un script que muestre la ruta del directorio personal del usuario que se introduce</text:span></text:p>
      <text:p text:style-name="P2"><text:span text:style-name="T2">como parámetro, se deberán comprobar todos los errores mediante una función</text:span></text:p>
      <text:p text:style-name="P2"><text:span text:style-name="T2">GestionErrores, a la que le entrará un parámetro que será el código del error y en función</text:span></text:p>
      <text:p text:style-name="P2"><text:span text:style-name="T2">de este, mostrará un mensaje u otro antes del exit.</text:span></text:p>
      <text:p text:style-name="P2"><text:span text:style-name="T2">Ejemplo:</text:span></text:p>
      <text:p text:style-name="P2"><text:span text:style-name="T3">Si el usuario no existe, se llamará a la función GestionErrores con el valor 1. Dentro de esta</text:span></text:p>
      <text:p text:style-name="P1"><text:span text:style-name="T3">implementar una estructura para tratar ese valor.</text:span></text:p>
      <text:p text:style-name="Standard"/>
      <text:p text:style-name="P3">#!/bin/bash<text:line-break/><text:line-break/>usuario=$1<text:line-break/>existe=`grep ^$usuario: /etc/passwd`<text:line-break/><text:line-break/>gestionDeErrores(){<text:line-break/><text:tab/>case $error in<text:line-break/><text:tab/><text:tab/>1)<text:line-break/><text:tab/><text:tab/><text:tab/>echo "Error 01 - No se ha introducido ningún parámetro"</text:p>
      <text:p text:style-name="P3"><text:span text:style-name="T1"><text:tab/><text:tab/><text:tab/>exit </text:span>;;<text:line-break/><text:tab/><text:tab/>2)<text:line-break/><text:tab/><text:tab/><text:tab/>echo "Error 02 - El usuario no existe"</text:p>
      <text:p text:style-name="P3"><text:span text:style-name="T1"><text:tab/><text:tab/><text:tab/>exit </text:span>;;<text:line-break/><text:tab/><text:tab/>3)<text:line-break/><text:tab/><text:tab/><text:tab/>echo "Error 03 - Eso es un directorio -.-"</text:p>
      <text:p text:style-name="P3"><text:span text:style-name="T1"><text:tab/><text:tab/><text:tab/>exit </text:span>;;<text:line-break/><text:tab/><text:tab/>4)<text:line-break/><text:tab/><text:tab/><text:tab/>echo "Error 04 - Eso es un archivo..."</text:p>
      <text:p text:style-name="P3"><text:span text:style-name="T1"><text:tab/><text:tab/><text:tab/>exit </text:span>;;<text:line-break/><text:tab/>esac<text:line-break/><text:tab/><text:line-break/><text:tab/><text:line-break/>}<text:line-break/><text:line-break/>if [[ -f $usuario ]]; then<text:line-break/><text:tab/>error=4<text:line-break/><text:tab/>gestionDeErrores<text:line-break/>fi<text:line-break/><text:line-break/>if [[ -d $usuario ]]; then<text:line-break/><text:tab/>error=3<text:line-break/><text:tab/>gestionDeErrores<text:line-break/>fi<text:line-break/><text:line-break/>if [[ -z $usuario ]]; then<text:line-break/><text:tab/>error=1<text:line-break/><text:tab/>gestionDeErrores<text:line-break/>fi<text:line-break/><text:tab/><text:line-break/>if [[ -z $existe ]]; then<text:line-break/><text:tab/>error=2<text:line-break/><text:tab/>gestionDeErrores $error<text:line-break/>fi<text:line-break/><text:line-break/><text:line-break/>#Mostrando dirección personal<text:line-break/>dp=$(grep ^$usuario: /etc/passwd | cut -d":" -f6)<text:line-break/>echo "Dirección personal: $dp"<text:line-break/>echo " 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3:41:28.631000000</meta:creation-date>
    <dc:date>2022-11-17T13:48:12.326000000</dc:date>
    <meta:editing-duration>PT6M43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4" meta:word-count="197" meta:character-count="1218" meta:non-whitespace-character-count="980"/>
  </office:meta>
</office:document-meta>
</file>